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Typelib.setSrcFile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ypelib.setUseSysArray( boolean useSys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ypelib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mportTypelib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ypelib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ypelib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mportTypelib.setUnsafe( boolean unsa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ypelib.setExtraOptions( String extra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ypelib.isExecuteN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